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df0" officeooo:paragraph-rsid="000e4df0"/>
    </style:style>
    <style:style style:name="P2" style:family="paragraph" style:parent-style-name="Standard">
      <style:text-properties officeooo:paragraph-rsid="000e4df0"/>
    </style:style>
    <style:style style:name="T1" style:family="text">
      <style:text-properties officeooo:rsid="000e4df0"/>
    </style:style>
    <style:style style:name="T2" style:family="text">
      <style:text-properties fo:color="#c9211e" officeooo:rsid="000e4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digitalocean.com/community/tutorials/how-to-create-a-django-app-and-connect-it-to-a-database" text:style-name="Internet_20_link" text:visited-style-name="Visited_20_Internet_20_Link">https://www.digitalocean.com/community/tutorials/how-to-create-a-django-app-and-connect-it-to-a-database</text:a></text:p>
      <text:p text:style-name="Standard"/>
      <text:p text:style-name="P2"><text:span text:style-name="T1">Follow the above tutorial for grooming. Just run a </text:span><text:span text:style-name="T2">#Migrate</text:span><text:span text:style-name="T1"> code before creating superuser. Install mysqlclient properly having wheel.</text:span></text:p>
      <text:p text:style-name="P2"/>
      <text:p text:style-name="P2"/>
      <text:p text:style-name="P1">Follow the hole instructions and 5 tutorials.</text:p>
      <text:p text:style-name="P1"/>
      <text:p text:style-name="P1">Thank you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03:48.217406289</meta:creation-date>
    <dc:date>2020-10-14T09:10:01.887873986</dc:date>
    <meta:editing-duration>PT6M14S</meta:editing-duration>
    <meta:editing-cycles>1</meta:editing-cycles>
    <meta:document-statistic meta:table-count="0" meta:image-count="0" meta:object-count="0" meta:page-count="1" meta:paragraph-count="4" meta:word-count="29" meta:character-count="293" meta:non-whitespace-character-count="268"/>
    <meta:generator>LibreOffice/6.4.4.2$Linux_X86_64 LibreOffice_project/40$Build-2</meta:generator>
  </office:meta>
</office:document-meta>
</file>